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3</text:p>
      <text:p text:style-name="P5">Date (derived from Gregorian calendar)<text:tab/>September 5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ept 5th, 5653/</text:p>
      <text:p text:style-name="P2">Dear Dr Morais!/</text:p>
      <text:p text:style-name="P2"><text:tab/>I had written/ and addressed a letter to you/ yesterday but as I mislaid it,/ I write again in order to make/ sure that a communication/ from me should reach you./</text:p>
      <text:p text:style-name="P2">I had intended to write you/ much sooner but was unable to/ do so on account of changing/ my residence, which caused/ such a disturbance and unsettled/ my affairs to such an extent/ that I was obliged to neglect/ to some extent all my ordinary/</text:p>
      <text:p text:style-name="P2"/>
      <text:p text:style-name="P2">[Page 2]</text:p>
      <text:p text:style-name="P2">occupations and my correspondence/ entirely. <text:s/>I regretted very much/ that your health was not suffic-/-iently good to justify<text:span text:style-name="T2">ing</text:span> you/ in attending the examination./ <text:s/>Four of the candidates were accepted/ but I would much prefer to/ have you form your own person-/-al judgment concerning their/ qualifications./</text:p>
      <text:p text:style-name="P2">Mr Cohen informs me that he/ has sent you a copy of the proposed/ schedule of hours for this term./ <text:s/><text:soft-page-break/>Would you kindly let me know/ whether the programme meets/ with your approval and any sug-/-gestions which you may wish/ to make concerning it./</text:p>
      <text:p text:style-name="P2">I am very sorry to hear that the/</text:p>
      <text:p text:style-name="P2"/>
      <text:p text:style-name="P2">[Page 3]</text:p>
      <text:p text:style-name="P2">Seminary is in danger of fin-/-ancial curtailment. <text:s/>I trust/ the prospect is not as gloomy/ as you fear and I believe that/ if our Trustees would but bestir/ themselves in the matter, there would/ be no trouble in placing the Sem-/-inary upon a firm financial basis./ <text:s/>Trusting that you will soon be/ restored to the full possession of/ your usual health and strength/ and wishing you and your esteemed/ family [Hebrew], I remain/ Very sincerely yours/ Bernard Drachman/ 36 East 75th 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12:56.43</meta:creation-date>
    <dc:date>2011-12-15T14:22:43.89</dc:date>
    <dc:creator>Penn Libraries</dc:creator>
    <meta:editing-duration>PT00H09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33" meta:character-count="2810"/>
  </office:meta>
</office:document-meta>
</file>